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705cm"/>
    </style:style>
    <style:style style:name="Tabla4.B" style:family="table-column">
      <style:table-column-properties style:column-width="6.562cm"/>
    </style:style>
    <style:style style:name="Tabla4.C" style:family="table-column">
      <style:table-column-properties style:column-width="1.74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 style:shadow="none"/>
    </style:style>
    <style:style style:name="Tabla2.A" style:family="table-column">
      <style:table-column-properties style:column-width="10.689cm"/>
    </style:style>
    <style:style style:name="Tabla2.B" style:family="table-column">
      <style:table-column-properties style:column-width="6.32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950dc" officeooo:paragraph-rsid="00388967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950dc" officeooo:paragraph-rsid="0045c57c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950dc" officeooo:paragraph-rsid="0047a2c0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5ec00" officeooo:paragraph-rsid="0036050b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43f6e2" officeooo:paragraph-rsid="0047a2af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35456e" officeooo:paragraph-rsid="00241dc4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38182f" officeooo:paragraph-rsid="0038182f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241dc4" officeooo:paragraph-rsid="00163114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3f1ce3" officeooo:paragraph-rsid="003f1ce3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2e5b58" officeooo:paragraph-rsid="0038182f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47a2c0" officeooo:paragraph-rsid="0047a2c0"/>
    </style:style>
    <style:style style:name="P26" style:family="paragraph" style:parent-style-name="Standard">
      <style:text-properties officeooo:paragraph-rsid="0047a2af"/>
    </style:style>
    <style:style style:name="P27" style:family="paragraph" style:parent-style-name="Standard">
      <style:paragraph-properties fo:text-align="start" style:justify-single-word="false"/>
      <style:text-properties fo:font-size="10.5pt" officeooo:paragraph-rsid="0047a2c0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officeooo:rsid="0047a2c0" officeooo:paragraph-rsid="0047a2c0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47a2af" style:font-size-asian="10.5pt" style:font-size-complex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47a2af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47a2c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36050b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47a2a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bold" officeooo:rsid="002e5b58" officeooo:paragraph-rsid="0038182f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43f6e2" officeooo:paragraph-rsid="0043f6e2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tyle="italic" officeooo:rsid="001950dc" officeooo:paragraph-rsid="0047a2c0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rsid="001950dc" officeooo:paragraph-rsid="0047a2c0"/>
    </style:style>
    <style:style style:name="P39" style:family="paragraph" style:parent-style-name="Standard">
      <style:paragraph-properties fo:text-align="justify" style:justify-single-word="false"/>
      <style:text-properties style:font-name="Liberation Serif" officeooo:rsid="001950dc" officeooo:paragraph-rsid="004a1ba6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Liberation Serif" officeooo:rsid="001950dc" officeooo:paragraph-rsid="004a3bf8"/>
    </style:style>
    <style:style style:name="P41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42" style:family="paragraph" style:parent-style-name="Standard">
      <style:paragraph-properties fo:text-align="justify" style:justify-single-word="false"/>
      <style:text-properties style:font-name="Liberation Serif" officeooo:rsid="0047a2c0" officeooo:paragraph-rsid="0047a2c0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4a3bf8" style:font-size-asian="10.5pt" style:font-size-complex="10.5pt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4a1ba6" style:font-size-asian="10.5pt" style:font-size-complex="10.5pt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0.5pt" officeooo:rsid="001c504e" officeooo:paragraph-rsid="0036050b" style:font-size-asian="10.5pt" style:font-size-complex="10.5pt"/>
    </style:style>
    <style:style style:name="P46" style:family="paragraph" style:parent-style-name="Standard">
      <style:paragraph-properties fo:text-align="justify" style:justify-single-word="false"/>
      <style:text-properties style:font-name="Liberation Serif" officeooo:rsid="004a3bf8" officeooo:paragraph-rsid="004a3bf8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1950dc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4a3bf8"/>
    </style:style>
    <style:style style:name="P49" style:family="paragraph" style:parent-style-name="Standard" style:list-style-name="L2">
      <style:paragraph-properties fo:text-align="justify" style:justify-single-word="false"/>
      <style:text-properties officeooo:paragraph-rsid="0038182f"/>
    </style:style>
    <style:style style:name="P50" style:family="paragraph" style:parent-style-name="Standard" style:list-style-name="L3">
      <style:paragraph-properties fo:text-align="justify" style:justify-single-word="false"/>
      <style:text-properties officeooo:paragraph-rsid="0047a2c0"/>
    </style:style>
    <style:style style:name="P51" style:family="paragraph" style:parent-style-name="Standard" style:list-style-name="L5">
      <style:paragraph-properties fo:text-align="justify" style:justify-single-word="false"/>
      <style:text-properties officeooo:paragraph-rsid="004a3bf8"/>
    </style:style>
    <style:style style:name="P52" style:family="paragraph" style:parent-style-name="Standard" style:list-style-name="L4">
      <style:paragraph-properties fo:text-align="justify" style:justify-single-word="false"/>
      <style:text-properties officeooo:rsid="0047a2c0" officeooo:paragraph-rsid="0047a2c0"/>
    </style:style>
    <style:style style:name="P53" style:family="paragraph" style:parent-style-name="Standard" style:list-style-name="L4">
      <style:paragraph-properties fo:text-align="justify" style:justify-single-word="false"/>
      <style:text-properties officeooo:rsid="0047a2c0" officeooo:paragraph-rsid="00481d9d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1ba6" officeooo:paragraph-rsid="004a1ba6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4a3bf8" officeooo:paragraph-rsid="004a3bf8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4a3bf8" style:font-size-asian="10.5pt" style:font-size-complex="10.5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.5pt" officeooo:rsid="002b0ee0" officeooo:paragraph-rsid="0036050b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.5pt" officeooo:rsid="0029e843" officeooo:paragraph-rsid="0036050b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.5pt" officeooo:rsid="0036050b" officeooo:paragraph-rsid="0036050b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officeooo:rsid="002eec45" style:font-style-asian="italic" style:font-style-complex="italic"/>
    </style:style>
    <style:style style:name="T6" style:family="text">
      <style:text-properties fo:font-style="italic" officeooo:rsid="00352bf0" style:font-style-asian="italic" style:font-style-complex="italic"/>
    </style:style>
    <style:style style:name="T7" style:family="text">
      <style:text-properties fo:font-style="italic" officeooo:rsid="00388967" style:font-style-asian="italic" style:font-style-complex="italic"/>
    </style:style>
    <style:style style:name="T8" style:family="text">
      <style:text-properties fo:font-style="italic" officeooo:rsid="001950dc" style:font-style-asian="italic" style:font-style-complex="italic"/>
    </style:style>
    <style:style style:name="T9" style:family="text">
      <style:text-properties fo:font-style="italic" fo:font-weight="normal" officeooo:rsid="002e5b5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a3bf8" style:font-style-asian="italic" style:font-weight-asian="normal" style:font-style-complex="italic" style:font-weight-complex="normal"/>
    </style:style>
    <style:style style:name="T11" style:family="text">
      <style:text-properties officeooo:rsid="0022a7e2"/>
    </style:style>
    <style:style style:name="T12" style:family="text">
      <style:text-properties officeooo:rsid="0022e3d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977fa" style:font-weight-asian="bold" style:font-weight-complex="bold"/>
    </style:style>
    <style:style style:name="T15" style:family="text">
      <style:text-properties fo:font-weight="bold" officeooo:rsid="0036050b" style:font-weight-asian="bold" style:font-weight-complex="bold"/>
    </style:style>
    <style:style style:name="T16" style:family="text">
      <style:text-properties fo:font-weight="bold" officeooo:rsid="001afb03" style:font-weight-asian="bold" style:font-weight-complex="bold"/>
    </style:style>
    <style:style style:name="T17" style:family="text">
      <style:text-properties fo:font-weight="bold" officeooo:rsid="00388967" style:font-weight-asian="bold" style:font-weight-complex="bold"/>
    </style:style>
    <style:style style:name="T18" style:family="text">
      <style:text-properties fo:font-weight="bold" officeooo:rsid="003f1ce3" style:font-weight-asian="bold" style:font-weight-complex="bold"/>
    </style:style>
    <style:style style:name="T19" style:family="text">
      <style:text-properties officeooo:rsid="002977fa"/>
    </style:style>
    <style:style style:name="T20" style:family="text">
      <style:text-properties officeooo:rsid="0029e843"/>
    </style:style>
    <style:style style:name="T21" style:family="text">
      <style:text-properties officeooo:rsid="002e5b58"/>
    </style:style>
    <style:style style:name="T22" style:family="text">
      <style:text-properties officeooo:rsid="002eec45"/>
    </style:style>
    <style:style style:name="T23" style:family="text">
      <style:text-properties officeooo:rsid="00307eaf"/>
    </style:style>
    <style:style style:name="T24" style:family="text">
      <style:text-properties officeooo:rsid="0035456e"/>
    </style:style>
    <style:style style:name="T25" style:family="text">
      <style:text-properties officeooo:rsid="0038182f"/>
    </style:style>
    <style:style style:name="T26" style:family="text">
      <style:text-properties officeooo:rsid="0038896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e5b58" style:font-weight-asian="normal" style:font-weight-complex="normal"/>
    </style:style>
    <style:style style:name="T29" style:family="text">
      <style:text-properties fo:font-weight="normal" officeooo:rsid="004a3bf8" style:font-weight-asian="normal" style:font-weight-complex="normal"/>
    </style:style>
    <style:style style:name="T30" style:family="text">
      <style:text-properties officeooo:rsid="003c936e"/>
    </style:style>
    <style:style style:name="T31" style:family="text">
      <style:text-properties officeooo:rsid="003e832f"/>
    </style:style>
    <style:style style:name="T32" style:family="text">
      <style:text-properties officeooo:rsid="003f5403"/>
    </style:style>
    <style:style style:name="T33" style:family="text">
      <style:text-properties officeooo:rsid="00411504"/>
    </style:style>
    <style:style style:name="T34" style:family="text">
      <style:text-properties officeooo:rsid="0045c57c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950dc"/>
    </style:style>
    <style:style style:name="T37" style:family="text">
      <style:text-properties style:font-name="Liberation Serif" fo:font-style="italic" style:font-style-asian="italic" style:font-style-complex="italic"/>
    </style:style>
    <style:style style:name="T38" style:family="text">
      <style:text-properties style:font-name="Liberation Serif" fo:font-style="italic" officeooo:rsid="001950dc" style:font-style-asian="italic" style:font-style-complex="italic"/>
    </style:style>
    <style:style style:name="T39" style:family="text">
      <style:text-properties style:font-name="Liberation Serif" fo:font-style="italic" officeooo:rsid="0035456e" style:font-style-asian="italic" style:font-style-complex="italic"/>
    </style:style>
    <style:style style:name="T40" style:family="text">
      <style:text-properties style:font-name="Liberation Serif" fo:font-style="italic" officeooo:rsid="00481d9d" style:font-style-asian="italic" style:font-style-complex="italic"/>
    </style:style>
    <style:style style:name="T41" style:family="text">
      <style:text-properties style:font-name="Liberation Serif" officeooo:rsid="0035456e"/>
    </style:style>
    <style:style style:name="T42" style:family="text">
      <style:text-properties style:font-name="Liberation Serif" officeooo:rsid="0045c57c"/>
    </style:style>
    <style:style style:name="T43" style:family="text">
      <style:text-properties style:font-name="Liberation Serif" officeooo:rsid="004288a5"/>
    </style:style>
    <style:style style:name="T44" style:family="text">
      <style:text-properties style:font-name="Liberation Serif" officeooo:rsid="001c504e"/>
    </style:style>
    <style:style style:name="T45" style:family="text">
      <style:text-properties style:font-name="Liberation Serif" officeooo:rsid="0022e3d6"/>
    </style:style>
    <style:style style:name="T46" style:family="text">
      <style:text-properties style:font-name="Liberation Serif" fo:font-weight="bold" style:font-weight-asian="bold" style:font-weight-complex="bold"/>
    </style:style>
    <style:style style:name="T47" style:family="text">
      <style:text-properties style:font-name="Liberation Serif" fo:font-style="normal" style:font-style-asian="normal" style:font-style-complex="normal"/>
    </style:style>
    <style:style style:name="T48" style:family="text">
      <style:text-properties style:font-name="Liberation Serif" fo:font-style="normal" officeooo:rsid="001950dc" style:font-style-asian="normal" style:font-style-complex="normal"/>
    </style:style>
    <style:style style:name="T49" style:family="text">
      <style:text-properties style:font-name="Liberation Serif" fo:font-style="normal" officeooo:rsid="00481d9d" style:font-style-asian="normal" style:font-style-complex="normal"/>
    </style:style>
    <style:style style:name="T50" style:family="text">
      <style:text-properties style:font-name="Liberation Serif" fo:font-style="normal" officeooo:rsid="0048428f" style:font-style-asian="normal" style:font-style-complex="normal"/>
    </style:style>
    <style:style style:name="T51" style:family="text">
      <style:text-properties style:font-name="Liberation Serif" officeooo:rsid="004a3bf8"/>
    </style:style>
    <style:style style:name="T52" style:family="text">
      <style:text-properties officeooo:rsid="0047a2af"/>
    </style:style>
    <style:style style:name="T53" style:family="text">
      <style:text-properties officeooo:rsid="0047a2c0"/>
    </style:style>
    <style:style style:name="T54" style:family="text">
      <style:text-properties officeooo:rsid="004a1ba6"/>
    </style:style>
    <style:style style:name="T55" style:family="text">
      <style:text-properties officeooo:rsid="004a3bf8"/>
    </style:style>
    <style:style style:name="T56" style:family="text">
      <style:text-properties fo:font-style="normal" officeooo:rsid="001950dc" style:font-style-asian="normal" style:font-style-complex="normal"/>
    </style:style>
    <style:style style:name="T57" style:family="text">
      <style:text-properties fo:font-style="normal" fo:font-weight="normal" officeooo:rsid="004a3bf8" style:font-style-asian="normal" style:font-weight-asian="normal" style:font-style-complex="normal" style:font-weight-complex="normal"/>
    </style:style>
    <style:style style:name="T58" style:family="text">
      <style:text-properties officeooo:rsid="001950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seño de la API REST</text:p>
      <text:p text:style-name="P1"/>
      <text:p text:style-name="P3"/>
      <text:p text:style-name="P15">Introducción</text:p>
      <text:p text:style-name="P14"/>
      <text:p text:style-name="P3">Los tests estadísticos, <text:span text:style-name="T11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11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2"><text:tab/>A un mismo servicio se pueden unir tantas URIs como se desean y de este concepto es donde está basado el diseño de la API REST <text:span text:style-name="T11">para este proyecto</text:span>, ya que el diseño de la API estará determinado por los diferentes decoradores o rutas definidos para cada tipo de servicio REST.</text:p>
      <text:p text:style-name="P2"/>
      <text:p text:style-name="P18"><text:span text:style-name="T3">D</text:span><text:span text:style-name="T2">iseño</text:span></text:p>
      <text:p text:style-name="P22"/>
      <text:p text:style-name="P23">Se distinguen dos tipos de servicios en la plataforma: <text:span text:style-name="T32">servicios de subida / consulta de ficheros y servicios de acceso / ejecución de los tests.</text:span></text:p>
      <text:p text:style-name="P22"/>
      <text:p text:style-name="P13"><text:span text:style-name="T18">Servicios de s</text:span><text:span text:style-name="T14">ubida </text:span><text:span text:style-name="T15">y consulta </text:span><text:span text:style-name="T14">de ficheros</text:span><text:span text:style-name="T19">: El primer decorador de la tabla siguiente permite</text:span> la subida y el almacenamiento del contenido de <text:span text:style-name="T23">un fichero</text:span> <text:span text:style-name="T20">en el servidor</text:span>. El método usado es “POST”, ya que se envían datos al servidor <text:span text:style-name="T24">(el fichero) </text:span>y <text:span text:style-name="T23">éste</text:span> devuelve <text:span text:style-name="T33">el resumen HASH del contenido del fichero o error en el caso de que se haya producido algún error en el procesamiento del archivo o éste no se encuentre en el servidor. El segundo decorador, p</text:span>ermite consultar <text:span text:style-name="T19">los datos de </text:span>un fichero en concreto. <text:span text:style-name="T22">Tiene un parámetro de entrada no opcional “</text:span><text:span text:style-name="T5">id_</text:span><text:span text:style-name="T6">fichero</text:span><text:span text:style-name="T5">”</text:span><text:span text:style-name="T22"> (resumen HASH del contenido del fichero). En caso de no existir un fichero con esa clave, se devuelve error. </text:span>El método empleado es “GET”, ya que únicamente se reciben datos del servidor.</text:p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3">Decorador</text:p>
          </table:table-cell>
          <table:table-cell table:style-name="Tabla4.A1" office:value-type="string">
            <text:p text:style-name="P33"><text:span text:style-name="T34">Ejemplo </text:span>URI</text:p>
          </table:table-cell>
          <table:table-cell table:style-name="Tabla4.C1" office:value-type="string">
            <text:p text:style-name="P33">Método</text:p>
          </table:table-cell>
        </table:table-row>
        <table:table-row>
          <table:table-cell table:style-name="Tabla4.A2" office:value-type="string">
            <text:p text:style-name="P45">@route('/<text:span text:style-name="T30">fichero</text:span>', method="POST")</text:p>
          </table:table-cell>
          <table:table-cell table:style-name="Tabla4.A2" office:value-type="string">
            <text:p text:style-name="P58">http://localhost:8080/<text:span text:style-name="T31">fichero</text:span></text:p>
          </table:table-cell>
          <table:table-cell table:style-name="Tabla4.C2" office:value-type="string">
            <text:p text:style-name="P59">POST</text:p>
          </table:table-cell>
        </table:table-row>
        <table:table-row>
          <table:table-cell table:style-name="Tabla4.A2" office:value-type="string">
            <text:p text:style-name="P45">@route('/<text:span text:style-name="T31">fichero/&lt;id_fichero&gt;</text:span>', method="<text:span text:style-name="T31">GET</text:span>")</text:p>
          </table:table-cell>
          <table:table-cell table:style-name="Tabla4.A2" office:value-type="string">
            <text:p text:style-name="P60">http://localhost:8080/<text:span text:style-name="T31">fichero/id_fichero</text:span></text:p>
          </table:table-cell>
          <table:table-cell table:style-name="Tabla4.C2" office:value-type="string">
            <text:p text:style-name="P57">GET</text:p>
          </table:table-cell>
        </table:table-row>
      </table:table>
      <text:p text:style-name="P35"/>
      <text:p text:style-name="P24"><text:span text:style-name="T13">Acceso y ejecución de tests</text:span>: Estos servicios son los encargados de dar acceso a la ejecución de los tests estadísticos y los que devuelven los datos proporcionados por éstos (en formato JSON) al navegador a través de JQuery. <text:span text:style-name="T25">El método empleado es GET, ya los servicios web de los tests únicamente devuelven datos (resultado de su ejecución).</text:span></text:p>
      <text:p text:style-name="P36"><text:soft-page-break/>- Test de Wilcoxon y tests no paramétricos de ranking</text:p>
      <text:p text:style-name="P24"/>
      <table:table table:name="Tabla3" table:style-name="Tabla3">
        <table:table-column table:style-name="Tabla3.A"/>
        <table:table-row>
          <table:table-cell table:style-name="Tabla3.A1" office:value-type="string">
            <text:p text:style-name="P32">Decorador</text:p>
          </table:table-cell>
        </table:table-row>
        <table:table-row>
          <table:table-cell table:style-name="Tabla3.A2" office:value-type="string">
            <text:p text:style-name="P44">@route('/<text:span text:style-name="T12">nombre/&lt;id_fichero&gt;/&lt;test_comparacion&gt;</text:span>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alpha:float&gt;/<text:span text:style-name="T54">&lt;test_comparacion&gt;</text:span>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tipo:int&gt;/<text:span text:style-name="T54">&lt;test_comparacion&gt;</text:span>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alpha:float&gt;/&lt;tipo:int&gt;/<text:span text:style-name="T54">&lt;test_comparacion&gt;</text:span>', method="GET")</text:p>
          </table:table-cell>
        </table:table-row>
        <table:table-row>
          <table:table-cell table:style-name="Tabla3.A2" office:value-type="string">
            <text:p text:style-name="P44">@route('/<text:span text:style-name="T12">nombre/&lt;id_fichero&gt;</text:span>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alpha:float&gt;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tipo:int&gt;', method="GET") </text:p>
          </table:table-cell>
        </table:table-row>
        <table:table-row>
          <table:table-cell table:style-name="Tabla3.A2" office:value-type="string">
            <text:p text:style-name="P44">@route('/<text:span text:style-name="T12">nombre</text:span>/<text:span text:style-name="T20">&lt;id_fichero&gt;/</text:span>&lt;alpha:float&gt;/&lt;tipo:int&gt;', method="GET")</text:p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4">Ejemplo URI</text:p>
          </table:table-cell>
          <table:table-cell table:style-name="Tabla2.B1" office:value-type="string">
            <text:p text:style-name="P55">Método</text:p>
          </table:table-cell>
        </table:table-row>
        <table:table-row>
          <table:table-cell table:style-name="Tabla2.A2" office:value-type="string">
            <text:p text:style-name="P44">@route('/<text:span text:style-name="T55">friedman/id_fichero/li_test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0.05</text:span>/<text:span text:style-name="T55">li_test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1</text:span>/<text:span text:style-name="T55">li_test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0.05</text:span>/<text:span text:style-name="T55">1</text:span>/<text:span text:style-name="T55">li_test</text:span>', method="GET")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/id_fichero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0.05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1</text:span>', method="GET") </text:p>
          </table:table-cell>
          <table:table-cell table:style-name="Tabla2.B2" office:value-type="string">
            <text:p text:style-name="P56">GET</text:p>
          </table:table-cell>
        </table:table-row>
        <table:table-row>
          <table:table-cell table:style-name="Tabla2.A2" office:value-type="string">
            <text:p text:style-name="P43">@route('/<text:span text:style-name="T55">friedman</text:span>/<text:span text:style-name="T20">id_fichero/0.05</text:span>/<text:span text:style-name="T55">1</text:span>', method="GET")</text:p>
          </table:table-cell>
          <table:table-cell table:style-name="Tabla2.B2" office:value-type="string">
            <text:p text:style-name="P56">GET</text:p>
          </table:table-cell>
        </table:table-row>
      </table:table>
      <text:p text:style-name="P39"><text:span text:style-name="T7"/></text:p>
      <text:p text:style-name="P7"><text:span text:style-name="T7">nombre</text:span><text:span text:style-name="T26">: </text:span>nombre del test referenciado (p. ej. wilcoxon).</text:p>
      <text:p text:style-name="P6"/>
      <text:p text:style-name="P8">Estos servicios <text:span text:style-name="T21">pueden tener </text:span><text:span text:style-name="T28">(</text:span><text:span text:style-name="T29">excepto </text:span><text:span text:style-name="T28">el test de Wilcoxon, </text:span><text:span text:style-name="T29">que</text:span><text:span text:style-name="T28"> no tiene decoradores con el parámetro </text:span><text:span text:style-name="T9">tipo </text:span><text:span text:style-name="T57">ni </text:span><text:span text:style-name="T10">test_comparacion</text:span><text:span text:style-name="T28">) </text:span><text:span text:style-name="T29">tres</text:span> <text:span text:style-name="T13">parámetros</text:span> de entrada cuyos <text:span text:style-name="T27">valores</text:span><text:span text:style-name="T13"> </text:span><text:span text:style-name="T27">son</text:span><text:span text:style-name="T13"> </text:span><text:span text:style-name="T16">opcionales</text:span><text:span text:style-name="T4">:</text:span></text:p>
      <text:p text:style-name="P10"/>
      <text:list xml:id="list6146657398713682260" text:style-name="L1">
        <text:list-item>
          <text:p text:style-name="P47"><text:span text:style-name="T38">alpha</text:span><text:span text:style-name="T48">:</text:span><text:span text:style-name="T36"> nivel de significación.</text:span></text:p>
        </text:list-item>
        <text:list-item>
          <text:p text:style-name="P47"><text:span text:style-name="T38">tipo</text:span><text:span text:style-name="T48">:</text:span><text:span text:style-name="T36"> problema de minimización / maximización.</text:span></text:p>
        </text:list-item>
        <text:list-item>
          <text:p text:style-name="P40"><text:span text:style-name="T10">test_comparacion</text:span><text:span text:style-name="T57">: test POST-HOC a aplicar en caso de que el resultado del test de ranking nos indique diferencias significativas.</text:span></text:p>
        </text:list-item>
      </text:list>
      <text:p text:style-name="P5"/>
      <text:p text:style-name="P46">Valores por defecto:</text:p>
      <text:list xml:id="list7786190116645007345" text:style-name="L5">
        <text:list-item>
          <text:p text:style-name="P51"><text:span text:style-name="T38">alpha</text:span><text:span text:style-name="T48">:</text:span><text:span text:style-name="T36"> </text:span><text:span text:style-name="T51">0.05 (probabilidadde error tipo 1 típica)</text:span></text:p>
        </text:list-item>
      </text:list>
      <text:list xml:id="list214508376567074" text:continue-list="list6146657398713682260" text:style-name="L1">
        <text:list-item>
          <text:p text:style-name="P48"><text:span text:style-name="T38">tipo</text:span><text:span text:style-name="T48">:</text:span><text:span text:style-name="T36"> </text:span><text:span text:style-name="T51">0 (minimización. 1 indicaría maximización)</text:span></text:p>
        </text:list-item>
        <text:list-item>
          <text:p text:style-name="P40"><text:span text:style-name="T10">test_comparacion</text:span><text:span text:style-name="T57">: “bonferroni_dunn_test”</text:span></text:p>
        </text:list-item>
      </text:list>
      <text:p text:style-name="P5"/>
      <text:p text:style-name="P21"><text:span text:style-name="T34">También</text:span> <text:span text:style-name="T26">existe un </text:span><text:span text:style-name="T17">parámetro</text:span><text:span text:style-name="T26"> </text:span><text:span text:style-name="T13">no opcional</text:span>:</text:p>
      <text:p text:style-name="P21"/>
      <text:list xml:id="list7572443097125609700" text:style-name="L2">
        <text:list-item>
          <text:p text:style-name="P49"><text:span text:style-name="T39">id_fichero</text:span><text:span text:style-name="T41">: </text:span><text:span text:style-name="T42">resumen</text:span><text:span text:style-name="T41"> HASH del </text:span><text:span text:style-name="T42">contenido del </text:span><text:span text:style-name="T41">fichero que identifica al mismo </text:span><text:span text:style-name="T43">inequívoca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3-28T21:45:07.211183454</dc:date>
    <meta:editing-duration>PT2H47M48S</meta:editing-duration>
    <meta:editing-cycles>31</meta:editing-cycles>
    <meta:generator>LibreOffice/4.1.2.3$Linux_X86_64 LibreOffice_project/410m0$Build-3</meta:generator>
    <meta:document-statistic meta:table-count="3" meta:image-count="0" meta:object-count="0" meta:page-count="2" meta:paragraph-count="62" meta:word-count="641" meta:character-count="4739" meta:non-whitespace-character-count="4149"/>
  </office:meta>
</office:document-meta>
</file>